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3" style:family="table-cell" style:parent-style-name="Default" style:data-style-name="N123">
      <style:table-cell-properties fo:background-color="#ffffa6" fo:border="0.74pt solid #000000"/>
    </style:style>
    <style:style style:name="ce4" style:family="table-cell" style:parent-style-name="Default" style:data-style-name="N3">
      <style:table-cell-properties fo:background-color="#ffffa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, W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R, Ohm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 calcext:value-type="string">
            <text:p>P, dBm</text:p>
          </table:table-cell>
          <table:table-cell table:style-name="ce3" table:formula="of:=10*LOG10([.D3]/0.001)" office:value-type="float" office:value="36.9897000433602" calcext:value-type="float">
            <text:p>37.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ms, V</text:p>
          </table:table-cell>
          <table:table-cell table:style-name="ce3" table:formula="of:=SQRT([.D3]*[.D4])" office:value-type="float" office:value="15.8113883008419" calcext:value-type="float">
            <text:p>15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pp, V</text:p>
          </table:table-cell>
          <table:table-cell table:style-name="ce3" table:formula="of:=2*SQRT(2)*[.D8]" office:value-type="float" office:value="44.7213595499958" calcext:value-type="float">
            <text:p>44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, V</text:p>
          </table:table-cell>
          <table:table-cell table:style-name="ce3" table:formula="of:=SQRT(2)*[.D8]" office:value-type="float" office:value="22.3606797749979" calcext:value-type="float">
            <text:p>22.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ms, mA</text:p>
          </table:table-cell>
          <table:table-cell table:style-name="ce4" table:formula="of:=1000*SQRT([.D3]/[.D4])" office:value-type="float" office:value="316.227766016838" calcext:value-type="float">
            <text:p>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pp, mA</text:p>
          </table:table-cell>
          <table:table-cell table:style-name="ce4" table:formula="of:=2*SQRT(2)*[.D11]" office:value-type="float" office:value="894.427190999916" calcext:value-type="float">
            <text:p>8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a, mA</text:p>
          </table:table-cell>
          <table:table-cell table:style-name="ce4" table:formula="of:=SQRT(2)*[.D11]" office:value-type="float" office:value="447.213595499958" calcext:value-type="float">
            <text:p>4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 number:grouping="true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7T21:54:45.130170073</meta:creation-date>
    <dc:date>2020-05-17T22:08:27.254773367</dc:date>
    <meta:editing-duration>PT3M22S</meta:editing-duration>
    <meta:editing-cycles>1</meta:editing-cycles>
    <meta:document-statistic meta:table-count="1" meta:cell-count="18" meta:object-count="0"/>
    <meta:generator>LibreOffice/6.4.3.2$Linux_X86_64 LibreOffice_project/40$Build-2</meta:generator>
  </office:meta>
</office:document-meta>
</file>